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21" svg:font-family="CMR12"/>
    <style:font-face style:name="CMR171" svg:font-family="CMR17"/>
    <style:font-face style:name="Arial1" svg:font-family="Arial" style:font-pitch="variable"/>
    <style:font-face style:name="CMR12" svg:font-family="CMR12" style:font-pitch="variable"/>
    <style:font-face style:name="CMR17" svg:font-family="CMR17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4cm" fo:min-width="8.433cm"/>
    </style:style>
    <style:style style:name="gr7" style:family="graphic" style:parent-style-name="standard">
      <style:graphic-properties draw:stroke="none" svg:stroke-color="#000000" draw:fill="none" draw:fill-color="#ffffff" fo:min-height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size="8pt" style:font-size-asian="12pt" style:font-size-complex="12pt"/>
    </style:style>
    <style:style style:name="P5" style:family="paragraph">
      <style:text-properties fo:font-size="8pt" style:font-size-asian="18pt" style:font-size-complex="18pt"/>
    </style:style>
    <style:style style:name="T1" style:family="text">
      <style:text-properties fo:font-size="8pt"/>
    </style:style>
    <style:style style:name="T2" style:family="text">
      <style:text-properties style:font-name="CMR171" fo:font-size="8pt" style:font-name-asian="CMR171" style:font-size-asian="12pt" style:font-name-complex="CMR171" style:font-size-complex="12pt"/>
    </style:style>
    <style:style style:name="T3" style:family="text">
      <style:text-properties style:font-name="CMR121" fo:font-size="8pt" style:font-name-asian="CMR121" style:font-size-asian="12pt" style:font-name-complex="CMR12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168cm" svg:height="0.73cm" svg:x="14.43cm" svg:y="14.703cm">
          <text:p text:style-name="P1"><text:span text:style-name="T1">9DOF</text:span></text:p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1.168cm" svg:height="0.73cm" svg:x="16.379cm" svg:y="14.703cm">
          <text:p text:style-name="P1"><text:span text:style-name="T1">Attitude</text:span><text:span text:style-name="T1"><text:line-break/></text:span><text:span text:style-name="T1">act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1.7cm" svg:height="0.731cm" svg:x="14.2cm" svg:y="9.2cm">
          <text:p text:style-name="P1"><text:span text:style-name="T1">Set bank</text:span><text:span text:style-name="T1"><text:line-break/></text:span><text:span text:style-name="T1">glob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1.17cm" svg:height="0.73cm" svg:x="19.119cm" svg:y="13.241cm">
          <text:p text:style-name="P1"><text:span text:style-name="T1">del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1.168cm" svg:height="0.73cm" svg:x="21.032cm" svg:y="13.3cm">
          <text:p text:style-name="P1"><text:span text:style-name="T1">Euler</text:span><text:span text:style-name="T1"><text:line-break/></text:span><text:span text:style-name="T1">ro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0.438cm" svg:height="0.439cm" svg:x="18.018cm" svg:y="13.381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9" draw:id="id9" draw:layer="layout" svg:width="1.169cm" svg:height="0.73cm" svg:x="23.897cm" svg:y="13.359cm">
          <text:p text:style-name="P1"><text:span text:style-name="T1">P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1.169cm" svg:height="0.73cm" svg:x="23.897cm" svg:y="11.9cm">
          <text:p text:style-name="P1"><text:span text:style-name="T1">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1.169cm" svg:height="0.73cm" svg:x="23.897cm" svg:y="14.82cm">
          <text:p text:style-name="P1"><text:span text:style-name="T1">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5.598cm" svg:y1="15.068cm" svg:x2="16.379cm" svg:y2="15.068cm" draw:start-shape="id1" draw:start-glue-point="7" draw:end-shape="id2" draw:end-glue-point="5" svg:d="m15598 15068h781" svg:viewBox="0 0 782 1">
          <text:p/>
        </draw:connector>
        <draw:connector draw:style-name="gr4" draw:text-style-name="P2" draw:layer="layout" svg:x1="17.547cm" svg:y1="15.068cm" svg:x2="18.237cm" svg:y2="13.82cm" draw:start-shape="id2" draw:start-glue-point="7" draw:end-shape="id3" draw:end-glue-point="8" svg:d="m17547 15068h690v-1248" svg:viewBox="0 0 691 1249">
          <text:p/>
        </draw:connector>
        <draw:connector draw:style-name="gr4" draw:text-style-name="P2" draw:layer="layout" svg:x1="17.051cm" svg:y1="10.828cm" svg:x2="17.084cm" svg:y2="12.2cm" draw:start-shape="id4" draw:start-glue-point="8" draw:end-shape="id5" draw:end-glue-point="4" svg:d="m17051 10828v686h33v686" svg:viewBox="0 0 34 1373">
          <text:p/>
        </draw:connector>
        <draw:connector draw:style-name="gr4" draw:text-style-name="P2" draw:layer="layout" svg:x1="18.456cm" svg:y1="13.601cm" svg:x2="19.119cm" svg:y2="13.606cm" draw:start-shape="id3" draw:start-glue-point="10" draw:end-shape="id6" draw:end-glue-point="5" svg:d="m18456 13601h332v5h331" svg:viewBox="0 0 664 6">
          <text:p/>
        </draw:connector>
        <draw:connector draw:style-name="gr4" draw:text-style-name="P2" draw:layer="layout" svg:x1="20.289cm" svg:y1="13.606cm" svg:x2="21.032cm" svg:y2="13.665cm" draw:end-shape="id7" draw:end-glue-point="5" svg:d="m20289 13606h121v59h622" svg:viewBox="0 0 744 60">
          <text:p/>
        </draw:connector>
        <draw:connector draw:style-name="gr4" draw:text-style-name="P2" draw:layer="layout" svg:x1="21.616cm" svg:y1="13.3cm" svg:x2="23.897cm" svg:y2="12.265cm" draw:start-shape="id7" draw:start-glue-point="4" draw:end-shape="id8" draw:end-glue-point="5" svg:d="m21616 13300v-1035h2281" svg:viewBox="0 0 2282 1036">
          <text:p/>
        </draw:connector>
        <draw:connector draw:style-name="gr4" draw:text-style-name="P2" draw:layer="layout" svg:x1="22.2cm" svg:y1="13.665cm" svg:x2="23.897cm" svg:y2="13.724cm" draw:start-shape="id7" draw:start-glue-point="7" draw:end-shape="id9" draw:end-glue-point="5" svg:d="m22200 13665h849v59h848" svg:viewBox="0 0 1698 60">
          <text:p/>
        </draw:connector>
        <draw:connector draw:style-name="gr4" draw:text-style-name="P2" draw:layer="layout" svg:x1="21.616cm" svg:y1="14.03cm" svg:x2="23.897cm" svg:y2="15.185cm" draw:start-shape="id7" draw:start-glue-point="6" draw:end-shape="id10" draw:end-glue-point="5" svg:d="m21616 14030v1155h2281" svg:viewBox="0 0 2282 1156">
          <text:p/>
        </draw:connector>
        <draw:custom-shape draw:style-name="gr1" draw:text-style-name="P2" xml:id="id11" draw:id="id11" draw:layer="layout" svg:width="1.363cm" svg:height="1.46cm" svg:x="26.137cm" svg:y="12.992cm">
          <draw:glue-point draw:id="8" svg:x="-5cm" svg:y="-2.446cm"/>
          <draw:glue-point draw:id="9" svg:x="-5cm" svg:y="2.503cm"/>
          <text:p text:style-name="P1"><text:span text:style-name="T1">Mix + </text:span></text:p>
          <text:p text:style-name="P1"><text:span text:style-name="T1">Moto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25.066cm" svg:y1="12.265cm" svg:x2="26.137cm" svg:y2="13.365cm" draw:start-shape="id8" draw:start-glue-point="7" draw:end-shape="id11" draw:end-glue-point="8" svg:d="m25066 12265h535v1100h536" svg:viewBox="0 0 1072 1101">
          <text:p/>
        </draw:connector>
        <draw:connector draw:style-name="gr4" draw:text-style-name="P2" draw:layer="layout" svg:x1="25.066cm" svg:y1="13.724cm" svg:x2="26.137cm" svg:y2="13.722cm" draw:start-shape="id9" draw:start-glue-point="7" draw:end-shape="id11" draw:end-glue-point="5" svg:d="m25066 13724h535v-2h536" svg:viewBox="0 0 1072 3">
          <text:p/>
        </draw:connector>
        <draw:connector draw:style-name="gr4" draw:text-style-name="P2" draw:layer="layout" svg:x1="25.066cm" svg:y1="15.185cm" svg:x2="26.137cm" svg:y2="14.087cm" draw:start-shape="id10" draw:start-glue-point="7" draw:end-shape="id11" draw:end-glue-point="9" svg:d="m25066 15185h535v-1098h536" svg:viewBox="0 0 1072 1099">
          <text:p/>
        </draw:connector>
        <draw:custom-shape draw:style-name="gr1" draw:text-style-name="P2" draw:layer="layout" svg:width="1.168cm" svg:height="0.731cm" svg:x="21.407cm" svg:y="7.5cm">
          <text:p text:style-name="P1"><text:span text:style-name="T1">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606cm" svg:height="0.73cm" svg:x="21.394cm" svg:y="8.431cm">
          <text:p text:style-name="P1"><text:span text:style-name="T1">quatern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15.014cm" svg:y1="14.703cm" svg:x2="17.084cm" svg:y2="12.931cm" draw:start-shape="id1" draw:start-glue-point="4" draw:end-shape="id5" draw:end-glue-point="6" svg:d="m15014 14703 2070-1772" svg:viewBox="0 0 2071 1773">
          <text:p text:style-name="P1"><text:span text:style-name="T1">initial</text:span></text:p>
        </draw:connector>
        <draw:frame draw:style-name="gr6" draw:text-style-name="P4" draw:layer="layout" svg:width="8.933cm" svg:height="2.704cm" svg:x="14.707cm" svg:y="16.721cm">
          <draw:text-box>
            <text:p text:style-name="P3"><text:span text:style-name="T2">An efficient orientation filter for inertial and</text:span></text:p>
            <text:p text:style-name="P3"><text:span text:style-name="T2">inertial/magnetic sensor arrays</text:span></text:p>
            <text:p text:style-name="P3"><text:span text:style-name="T3">Sebastian O.H. Madgwick</text:span></text:p>
            <text:p text:style-name="P3"><text:span text:style-name="T3">April 30, 2010</text:span></text:p>
          </draw:text-box>
        </draw:frame>
        <draw:line draw:style-name="gr4" draw:text-style-name="P2" draw:layer="layout" svg:x1="15.876cm" svg:y1="16.575cm" svg:x2="15.4cm" svg:y2="15.4cm">
          <text:p/>
        </draw:line>
        <draw:custom-shape draw:style-name="gr1" draw:text-style-name="P2" xml:id="id13" draw:id="id13" draw:layer="layout" svg:width="1.168cm" svg:height="0.73cm" svg:x="9.232cm" svg:y="5.9cm">
          <text:p text:style-name="P1"><text:span text:style-name="T1">PID = 1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7.568cm" svg:y1="6.265cm" svg:x2="9.232cm" svg:y2="6.265cm" draw:start-shape="id12" draw:start-glue-point="7" draw:end-shape="id13" draw:end-glue-point="5" svg:d="m7568 6265h1664" svg:viewBox="0 0 1665 1">
          <text:p text:style-name="P2">d_v</text:p>
        </draw:connector>
        <draw:custom-shape draw:style-name="gr1" draw:text-style-name="P2" xml:id="id12" draw:id="id12" draw:layer="layout" svg:width="1.168cm" svg:height="0.73cm" svg:x="6.4cm" svg:y="5.9cm">
          <text:p text:style-name="P1"><text:span text:style-name="T1">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1.168cm" svg:height="0.73cm" svg:x="3.8cm" svg:y="5.9cm">
          <text:p text:style-name="P1"><text:span text:style-name="T1">Set-</text:span><text:span text:style-name="T1"><text:line-break/></text:span><text:span text:style-name="T1">Spe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6" draw:id="id16" draw:layer="layout" svg:width="1.168cm" svg:height="0.73cm" svg:x="1.7cm" svg:y="5.9cm">
          <text:p text:style-name="P1"><text:span text:style-name="T1">Dist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4.968cm" svg:y1="6.265cm" svg:x2="6.4cm" svg:y2="6.265cm" draw:start-shape="id14" draw:start-glue-point="7" draw:end-shape="id12" draw:end-glue-point="5" svg:d="m4968 6265h1432" svg:viewBox="0 0 1433 1">
          <text:p/>
        </draw:connector>
        <draw:custom-shape draw:style-name="gr2" draw:text-style-name="P2" xml:id="id5" draw:id="id5" draw:layer="layout" svg:width="1.168cm" svg:height="0.731cm" svg:x="16.5cm" svg:y="12.2cm">
          <text:p text:style-name="P1"><text:span text:style-name="T1">Set </text:span><text:span text:style-name="T1"><text:line-break/></text:span><text:span text:style-name="T1">glob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0.438cm" svg:height="0.439cm" svg:x="16.832cm" svg:y="10.38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svg:x1="17.668cm" svg:y1="12.566cm" svg:x2="18.237cm" svg:y2="13.381cm" draw:start-shape="id5" draw:start-glue-point="7" draw:end-shape="id3" draw:end-glue-point="4" svg:d="m17668 12566h569v815" svg:viewBox="0 0 570 816">
          <text:p/>
        </draw:connector>
        <draw:custom-shape draw:style-name="gr2" draw:text-style-name="P2" xml:id="id15" draw:id="id15" draw:layer="layout" svg:width="1.168cm" svg:height="0.731cm" svg:x="18.032cm" svg:y="8.3cm">
          <text:p text:style-name="P1"><text:span text:style-name="T1">Set</text:span></text:p>
          <text:p text:style-name="P1"><text:span text:style-name="T1">hea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9.2cm" svg:y1="8.666cm" svg:x2="17.27cm" svg:y2="10.609cm" draw:start-shape="id15" draw:start-glue-point="7" draw:end-shape="id4" draw:end-glue-point="10" svg:d="m19200 8666h502v1943h-2432" svg:viewBox="0 0 2433 1944">
          <text:p/>
        </draw:connector>
        <draw:custom-shape draw:style-name="gr1" draw:text-style-name="P2" draw:layer="layout" svg:width="1.168cm" svg:height="0.73cm" svg:x="1.7cm" svg:y="3cm">
          <text:p text:style-name="P1"><text:span text:style-name="T1">GP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2.868cm" svg:y1="6.265cm" svg:x2="3.8cm" svg:y2="6.265cm" draw:start-shape="id16" draw:start-glue-point="7" draw:end-shape="id14" draw:end-glue-point="5" svg:d="m2868 6265h932" svg:viewBox="0 0 933 1">
          <text:p/>
        </draw:connector>
        <draw:connector draw:style-name="gr4" draw:text-style-name="P2" draw:layer="layout" draw:line-skew="-1.372cm -1.329cm" svg:x1="15.9cm" svg:y1="9.566cm" svg:x2="16.832cm" svg:y2="10.609cm" draw:start-shape="id17" draw:start-glue-point="7" draw:end-shape="id4" draw:end-glue-point="6" svg:d="m15900 9566h500v434h-69v609h501" svg:viewBox="0 0 933 1044">
          <text:p/>
        </draw:connector>
        <draw:custom-shape draw:style-name="gr2" draw:text-style-name="P2" xml:id="id18" draw:id="id18" draw:layer="layout" svg:width="1.17cm" svg:height="0.73cm" svg:x="14.1cm" svg:y="11.8cm">
          <text:p text:style-name="P1"><text:span text:style-name="T1">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5.27cm" svg:y1="12.165cm" svg:x2="16.896cm" svg:y2="10.764cm" draw:start-shape="id18" draw:start-glue-point="7" draw:end-shape="id4" draw:end-glue-point="7" svg:d="m15270 12165h782v-1401h844" svg:viewBox="0 0 1627 1402">
          <text:p/>
        </draw:connector>
        <draw:custom-shape draw:style-name="gr1" draw:text-style-name="P2" draw:layer="layout" svg:width="1.168cm" svg:height="0.73cm" svg:x="1.732cm" svg:y="1.6cm">
          <text:p text:style-name="P1"><text:span text:style-name="T1">ACC</text:span></text:p>
          <text:p text:style-name="P1"><text:span text:style-name="T1">n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9" draw:id="id19" draw:layer="layout" svg:width="1.6cm" svg:height="0.73cm" svg:x="4.7cm" svg:y="2.37cm">
          <text:p text:style-name="P1"><text:span text:style-name="T1">complem. </text:span></text:p>
          <text:p text:style-name="P1"><text:span text:style-name="T1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line-skew="-0.217cm" svg:x1="2.868cm" svg:y1="3.365cm" svg:x2="4.7cm" svg:y2="2.735cm" draw:end-shape="id19" draw:end-glue-point="5" svg:d="m2868 3365h449v-630h1383" svg:viewBox="0 0 1833 631">
          <text:p/>
        </draw:connector>
        <draw:connector draw:style-name="gr5" draw:text-style-name="P2" draw:layer="layout" svg:x1="2.9cm" svg:y1="1.965cm" svg:x2="5.5cm" svg:y2="2.37cm" draw:end-shape="id19" draw:end-glue-point="4" svg:d="m2900 1965v-96h2600v501" svg:viewBox="0 0 2601 502">
          <text:p text:style-name="P2">a</text:p>
        </draw:connector>
        <draw:connector draw:style-name="gr5" draw:text-style-name="P2" draw:layer="layout" svg:x1="6.3cm" svg:y1="2.735cm" svg:x2="6.984cm" svg:y2="5.9cm" draw:start-shape="id19" draw:start-glue-point="7" draw:end-shape="id12" draw:end-glue-point="0" svg:d="m6300 2735h684v3165" svg:viewBox="0 0 685 3166">
          <text:p text:style-name="P2">V_act</text:p>
        </draw:connector>
        <draw:connector draw:style-name="gr5" draw:text-style-name="P2" draw:layer="layout" draw:line-skew="0.399cm" svg:x1="5.5cm" svg:y1="3.1cm" svg:x2="2.284cm" svg:y2="5.9cm" draw:start-shape="id19" draw:start-glue-point="6" draw:end-shape="id16" draw:end-glue-point="4" svg:d="m5500 3100v1800h-3216v1000" svg:viewBox="0 0 3217 2801">
          <text:p text:style-name="P2"/>
        </draw:connector>
        <draw:custom-shape draw:style-name="gr1" draw:text-style-name="P2" xml:id="id20" draw:id="id20" draw:layer="layout" svg:width="1.168cm" svg:height="0.73cm" svg:x="14.732cm" svg:y="5.9cm">
          <text:p text:style-name="P1"><text:span text:style-name="T1">Acc to</text:span></text:p>
          <text:p text:style-name="P1"><text:span text:style-name="T1">bank+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5.316cm" svg:y1="6.63cm" svg:x2="14.2cm" svg:y2="9.566cm" draw:start-shape="id20" draw:start-glue-point="6" draw:end-shape="id17" draw:end-glue-point="5" svg:d="m15316 6630v1285h-1617v1651h501" svg:viewBox="0 0 1618 2937">
          <text:p/>
        </draw:connector>
        <draw:custom-shape draw:style-name="gr1" draw:text-style-name="P2" xml:id="id21" draw:id="id21" draw:layer="layout" svg:width="1.168cm" svg:height="0.73cm" svg:x="1.6cm" svg:y="4cm">
          <text:p text:style-name="P1"><text:span text:style-name="T1">bar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2.768cm" svg:y1="4.365cm" svg:x2="4.7cm" svg:y2="2.735cm" draw:start-shape="id21" draw:start-glue-point="7" draw:end-shape="id19" draw:end-glue-point="5" svg:d="m2768 4365h967v-1630h965" svg:viewBox="0 0 1933 1631">
          <text:p/>
        </draw:connector>
        <draw:custom-shape draw:style-name="gr1" draw:text-style-name="P2" xml:id="id22" draw:id="id22" draw:layer="layout" svg:width="1.168cm" svg:height="0.73cm" svg:x="6.832cm" svg:y="8.57cm">
          <text:p text:style-name="P1"><text:span text:style-name="T1">Wind +</text:span></text:p>
          <text:p text:style-name="P1"><text:span text:style-name="T1">w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9.816cm" svg:y1="6.63cm" svg:x2="8cm" svg:y2="8.935cm" draw:start-shape="id13" draw:start-glue-point="6" draw:end-shape="id22" draw:end-glue-point="7" svg:d="m9816 6630v2305h-1816" svg:viewBox="0 0 1817 2306">
          <text:p text:style-name="P2">I part = wind</text:p>
        </draw:connector>
        <draw:frame draw:style-name="gr7" draw:text-style-name="P5" draw:layer="layout" svg:width="2.1cm" svg:height="0.569cm" svg:x="2.5cm" svg:y="4.9cm">
          <draw:text-box>
            <text:p text:style-name="P5">Pos_act</text:p>
          </draw:text-box>
        </draw:frame>
        <draw:connector draw:style-name="gr5" draw:text-style-name="P2" draw:layer="layout" svg:x1="10.4cm" svg:y1="6.265cm" svg:x2="11.6cm" svg:y2="6.265cm" draw:start-shape="id13" draw:start-glue-point="7" draw:end-shape="id23" draw:end-glue-point="5" svg:d="m10400 6265h1200" svg:viewBox="0 0 1201 1">
          <text:p/>
        </draw:connector>
        <draw:custom-shape draw:style-name="gr1" draw:text-style-name="P2" xml:id="id23" draw:id="id23" draw:layer="layout" svg:width="1.8cm" svg:height="0.73cm" svg:x="11.6cm" svg:y="5.9cm">
          <text:p text:style-name="P1"><text:span text:style-name="T1">dv/cycle to</text:span><text:span text:style-name="T1"><text:line-break/></text:span><text:span text:style-name="T1">acc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xml:id="id25" draw:id="id25" draw:layer="layout" svg:x1="13.4cm" svg:y1="6.265cm" svg:x2="14.732cm" svg:y2="6.265cm" draw:start-shape="id23" draw:start-glue-point="7" draw:end-shape="id20" draw:end-glue-point="5" svg:d="m13400 6265h1332" svg:viewBox="0 0 1333 1">
          <text:p/>
        </draw:connector>
        <draw:connector draw:style-name="gr5" draw:text-style-name="P2" draw:layer="layout" svg:x1="15.9cm" svg:y1="6.265cm" svg:x2="26.819cm" svg:y2="12.992cm" draw:start-shape="id20" draw:start-glue-point="7" draw:end-shape="id11" draw:end-glue-point="4" svg:d="m15900 6265h10919v6727" svg:viewBox="0 0 10920 6728">
          <text:p/>
        </draw:connector>
        <draw:frame draw:style-name="gr7" draw:text-style-name="P5" draw:layer="layout" svg:width="2.1cm" svg:height="0.569cm" svg:x="18.5cm" svg:y="5.6cm">
          <draw:text-box>
            <text:p text:style-name="P5">Thrust </text:p>
          </draw:text-box>
        </draw:frame>
        <draw:frame draw:style-name="gr7" draw:text-style-name="P5" draw:layer="layout" svg:width="2.1cm" svg:height="0.569cm" svg:x="13.6cm" svg:y="8.131cm">
          <draw:text-box>
            <text:p text:style-name="P5">Bank angle</text:p>
          </draw:text-box>
        </draw:frame>
        <draw:frame draw:style-name="gr7" draw:text-style-name="P5" draw:layer="layout" svg:width="2.1cm" svg:height="0.569cm" svg:x="11.7cm" svg:y="6.731cm">
          <draw:text-box>
            <text:p text:style-name="P5">„/100“</text:p>
          </draw:text-box>
        </draw:frame>
        <draw:custom-shape draw:style-name="gr1" draw:text-style-name="P2" xml:id="id24" draw:id="id24" draw:layer="layout" svg:width="1.168cm" svg:height="0.731cm" svg:x="11cm" svg:y="2.769cm">
          <text:p text:style-name="P1"><text:span text:style-name="T1">(User</text:span></text:p>
          <text:p text:style-name="P1"><text:span text:style-name="T1">thru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1.584cm" svg:y1="3.5cm" svg:x2="14.066cm" svg:y2="6.265cm" draw:start-shape="id24" draw:start-glue-point="6" draw:end-shape="id25" draw:end-glue-point="0" svg:d="m11584 3500v1333h2482v1432" svg:viewBox="0 0 2483 2766">
          <text:p/>
        </draw:connector>
        <draw:custom-shape draw:style-name="gr1" draw:text-style-name="P2" xml:id="id26" draw:id="id26" draw:layer="layout" svg:width="1.168cm" svg:height="0.731cm" svg:x="1.7cm" svg:y="8cm">
          <text:p text:style-name="P1"><text:span text:style-name="T1">User</text:span></text:p>
          <text:p text:style-name="P1"><text:span text:style-name="T1">p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2.284cm" svg:y1="8cm" svg:x2="2.284cm" svg:y2="6.63cm" draw:start-shape="id26" draw:start-glue-point="4" draw:end-shape="id16" draw:end-glue-point="6" svg:d="m2284 8000v-1370" svg:viewBox="0 0 1 1371">
          <text:p/>
        </draw:connector>
        <draw:connector draw:style-name="gr5" draw:text-style-name="P2" draw:layer="layout" draw:line-skew="-1.251cm" svg:x1="11.584cm" svg:y1="3.5cm" svg:x2="7.416cm" svg:y2="8.57cm" draw:start-shape="id24" draw:start-glue-point="6" draw:end-shape="id22" draw:end-glue-point="4" svg:d="m11584 3500v1284h-4168v3786" svg:viewBox="0 0 4169 5071">
          <text:p/>
        </draw:connector>
        <draw:frame draw:style-name="gr7" draw:text-style-name="P5" draw:layer="layout" svg:width="2.1cm" svg:height="0.887cm" svg:x="7.8cm" svg:y="4.3cm">
          <draw:text-box>
            <text:p text:style-name="P5">Take-over = cop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21" svg:font-family="CMR12"/>
    <style:font-face style:name="CMR171" svg:font-family="CMR17"/>
    <style:font-face style:name="Arial1" svg:font-family="Arial" style:font-pitch="variable"/>
    <style:font-face style:name="CMR12" svg:font-family="CMR12" style:font-pitch="variable"/>
    <style:font-face style:name="CMR17" svg:font-family="CMR17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31T00:57:06.65</meta:creation-date>
    <dc:date>2014-03-12T23:38:10.991000000</dc:date>
    <meta:editing-duration>PT4H52M19S</meta:editing-duration>
    <meta:editing-cycles>14</meta:editing-cycles>
    <meta:generator>LibreOffice/4.1.4.2$Windows_x86 LibreOffice_project/0a0440ccc0227ad9829de5f46be37cfb6edcf72</meta:generator>
    <meta:document-statistic meta:object-count="68"/>
  </office:meta>
</office:document-meta>
</file>